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418" officeooo:paragraph-rsid="000ac418"/>
    </style:style>
    <style:style style:name="P2" style:family="paragraph" style:parent-style-name="Standard">
      <style:text-properties officeooo:rsid="000ac418" officeooo:paragraph-rsid="000b19df"/>
    </style:style>
    <style:style style:name="P3" style:family="paragraph" style:parent-style-name="Standard">
      <style:text-properties officeooo:rsid="000b19df" officeooo:paragraph-rsid="000b19df"/>
    </style:style>
    <style:style style:name="T1" style:family="text">
      <style:text-properties officeooo:rsid="000b1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es technologies utilisés :</text:p>
      <text:p text:style-name="P1"/>
      <text:p text:style-name="P1">1- JMerise pour faire le MCD et MLD</text:p>
      <text:p text:style-name="P1"/>
      <text:p text:style-name="P1">2-Balsamiq pour la maquette</text:p>
      <text:p text:style-name="P1"/>
      <text:p text:style-name="P2"><text:span text:style-name="T1">3-PhpMyAdmin pour gérer l’adminis</text:span>tration de MySQL sur le Web</text:p>
      <text:p text:style-name="P2"/>
      <text:p text:style-name="P3">4-Mysql pour la gestion de la bases de donnée</text:p>
      <text:p text:style-name="P3"/>
      <text:p text:style-name="P3">5-Comme langage de programmation on a utilisés php, javascript on aussi utilisé HTML/CSS et Bootstrap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1:31:50.870556849</meta:creation-date>
    <dc:date>2019-10-25T21:48:23.270818081</dc:date>
    <meta:editing-duration>PT6M2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9" meta:character-count="296" meta:non-whitespace-character-count="253"/>
  </office:meta>
</office:document-meta>
</file>